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0C108096D47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270000008CDAD338C9.png" manifest:media-type="image/png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0F00000011AC1F63BE6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</text:span></text:p>
          </draw:text-box>
        </draw:frame>
        <draw:frame presentation:style-name="pr10" draw:text-style-name="P12" draw:layer="layout" svg:width="6.35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</text:span></text:p>
            <text:p text:style-name="P11"><text:span text:style-name="T16">Team2_id</text:span></text:p>
            <text:p text:style-name="P11"><text:span text:style-name="T16">MatchDate</text:span></text:p>
            <text:p text:style-name="P11"><text:span text:style-name="T16">Score1</text:span></text:p>
            <text:p text:style-name="P11"><text:span text:style-name="T16">Score2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1.792cm" svg:x="2.54cm" svg:y="7.874cm" presentation:class="subtitle" presentation:user-transformed="true">
          <draw:text-box>
            <text:p text:style-name="P11"><text:span text:style-name="T7">Now we can add a simple Angular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index.html.erb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096cm" presentation:class="subtitle" presentation:user-transformed="true">
          <draw:text-box>
            <text:p text:style-name="P11"><text:span text:style-name="T7">Now we can 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nd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9T19:02:48.382196039</dc:date>
    <dc:creator>John Schmidt</dc:creator>
    <meta:editing-duration>PT11H5M28S</meta:editing-duration>
    <meta:editing-cycles>77</meta:editing-cycles>
    <meta:generator>LibreOffice/4.2.3.3$Linux_X86_64 LibreOffice_project/420m0$Build-3</meta:generator>
    <meta:document-statistic meta:object-count="189"/>
  </office:meta>
</office:document-meta>
</file>